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CreateListener.widgetCreated( Creat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cessingPhaseListener.phaseEnded( ProcessingPha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epeaterListener.repeaterModified( Repeater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ActionListener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ValueChangedListener.JSValueChanged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ValueChangedListener.valueChanged( ValueChang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rocessingPhaseListener.JSProcessingPhase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reeSelectionListener.JSTreeSelection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ActionListener.JSAction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callScript( Wid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RepeaterListener.JSRepeater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CreateListener.JSCreate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TreeSelectionListener.selectionChanged( TreeSele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WidgetListener.JavaScriptWidgetListener( Function func , ProcessInfoProvider processInfo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